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fo:border="0.99pt solid #000000"/>
    </style:style>
    <style:style style:name="ce4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4">
      <style:table-cell-properties fo:border="0.99pt solid #000000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ce8"/>
        <table:table-column table:style-name="co3" table:number-columns-repeated="4" table:default-cell-style-name="Default"/>
        <table:table-row table:style-name="ro1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 score</text:p>
          </table:table-cell>
          <table:table-cell table:style-name="ce7" office:value-type="string" calcext:value-type="string">
            <text:p>re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ditCard – kMeans</text:p>
          </table:table-cell>
          <table:table-cell office:value-type="float" office:value="0.470042438194906" calcext:value-type="float">
            <text:p>0.47</text:p>
          </table:table-cell>
          <table:table-cell office:value-type="float" office:value="0.529035529035529" calcext:value-type="float">
            <text:p>0.53</text:p>
          </table:table-cell>
          <table:table-cell office:value-type="float" office:value="0.605442176870748" calcext:value-type="float">
            <text:p>0.61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CreditCard – DBSCAN</text:p>
          </table:table-cell>
          <table:table-cell office:value-type="float" office:value="0.402438076903419" calcext:value-type="float">
            <text:p>0.40</text:p>
          </table:table-cell>
          <table:table-cell office:value-type="float" office:value="0.535608511495147" calcext:value-type="float">
            <text:p>0.54</text:p>
          </table:table-cell>
          <table:table-cell office:value-type="float" office:value="0.802040816326531" calcext:value-type="float">
            <text:p>0.80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U2R – kMeans</text:p>
          </table:table-cell>
          <table:table-cell office:value-type="float" office:value="0.737875942353286" calcext:value-type="float">
            <text:p>0.74</text:p>
          </table:table-cell>
          <table:table-cell office:value-type="float" office:value="0.662786428947566" calcext:value-type="float">
            <text:p>0.66</text:p>
          </table:table-cell>
          <table:table-cell office:value-type="float" office:value="0.60233918128655" calcext:value-type="float">
            <text:p>0.60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U2R – DBSCAN – max recall</text:p>
          </table:table-cell>
          <table:table-cell office:value-type="float" office:value="0.33" calcext:value-type="float">
            <text:p>0.33</text:p>
          </table:table-cell>
          <table:table-cell office:value-type="float" office:value="0.478260869565217" calcext:value-type="float">
            <text:p>0.48</text:p>
          </table:table-cell>
          <table:table-cell office:value-type="float" office:value="0.868421052631579" calcext:value-type="float">
            <text:p>0.87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U2R - DBSCAN – max f1</text:p>
          </table:table-cell>
          <table:table-cell office:value-type="float" office:value="0.521428571428571" calcext:value-type="float">
            <text:p>0.52</text:p>
          </table:table-cell>
          <table:table-cell office:value-type="float" office:value="0.574803149606299" calcext:value-type="float">
            <text:p>0.57</text:p>
          </table:table-cell>
          <table:table-cell office:value-type="float" office:value="0.640350877192982" calcext:value-type="float">
            <text:p>0.64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Probe – kMeans</text:p>
          </table:table-cell>
          <table:table-cell office:value-type="float" office:value="0.921776898943844" calcext:value-type="float">
            <text:p>0.92</text:p>
          </table:table-cell>
          <table:table-cell office:value-type="float" office:value="0.822685588734607" calcext:value-type="float">
            <text:p>0.82</text:p>
          </table:table-cell>
          <table:table-cell office:value-type="float" office:value="0.742838854216675" calcext:value-type="float">
            <text:p>0.74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Probe – DBSCAN</text:p>
          </table:table-cell>
          <table:table-cell office:value-type="float" office:value="0.635897435897436" calcext:value-type="float">
            <text:p>0.64</text:p>
          </table:table-cell>
          <table:table-cell office:value-type="float" office:value="0.742811501597444" calcext:value-type="float">
            <text:p>0.74</text:p>
          </table:table-cell>
          <table:table-cell office:value-type="float" office:value="0.892942870859337" calcext:value-type="float">
            <text:p>0.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5:16:35.303169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3:12:25.188305961</meta:creation-date>
    <meta:editing-duration>PT9M8S</meta:editing-duration>
    <meta:editing-cycles>2</meta:editing-cycles>
    <meta:generator>LibreOffice/6.4.7.2$Linux_X86_64 LibreOffice_project/40$Build-2</meta:generator>
    <dc:date>2022-05-13T13:51:59.915876680</dc:date>
    <meta:document-statistic meta:table-count="1" meta:cell-count="31" meta:object-count="0"/>
  </office:meta>
</office:document-meta>
</file>